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We must draw forth Her Highest Beauty</text:p>
      <text:p text:style-name="Normal">Gevurah seems to wax</text:p>
      <text:p text:style-name="Normal">Chesed seems to wane</text:p>
      <text:p text:style-name="Normal">We must draw forth the Universal Wisdom of the Ancients</text:p>
      <text:p text:style-name="Normal">Circles round the fire under the ocean of stars</text:p>
      <text:p text:style-name="Normal">Above Yetzirah</text:p>
      <text:p text:style-name="Normal">From the Abode of Mt Carmel</text:p>
      <text:p text:style-name="Normal">From the Door to Zion</text:p>
      <text:p text:style-name="Normal">We must draw forth Dignity, and the other virtues</text:p>
      <text:p text:style-name="Normal">Inspiring and edifying the masses, like Jung’s Red Book + Shakespeare</text:p>
      <text:p text:style-name="Normal">The sun shaft’s Reverential Glow through Stained Glass</text:p>
      <text:p text:style-name="Normal">Choirs of Angels with gifts of Angelic Emotion</text:p>
      <text:p text:style-name="Normal">Healing the thorny heart of man</text:p>
      <text:p text:style-name="Normal">And setting it Ablaze by the Star of the Sea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